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4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.1457in" loext:padding-right="0.1457in" loext:padding-top="0.0835in" loext:padding-bottom="0.0835in" loext:border="0.06pt solid #00628f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de: Add interactivity to your vote tracker</text:h>
      <text:list xml:id="list7806856527988148245" text:style-name="L1">
        <text:list-item>
          <text:p text:style-name="P2"><text:span text:style-name="T4">Due</text:span><text:span text:style-name="T5"> Nov 28 by 8:59am </text:span></text:p>
        </text:list-item>
        <text:list-item>
          <text:p text:style-name="P1"><text:span text:style-name="T6">Points</text:span> 10 </text:p>
        </text:list-item>
        <text:list-item>
          <text:p text:style-name="P1"><text:span text:style-name="T6">Submitting</text:span> a website url</text:p>
        </text:list-item>
      </text:list>
      <text:p text:style-name="P3"><text:span text:style-name="Strong_20_Emphasis"><text:span text:style-name="T2">HTML, CSS, &amp; JavaScript:</text:span></text:span><text:span text:style-name="T3"><text:line-break/>Add the ability for the person viewing the page to toggle what items are shown in the results of the chart. Also, add the ability to manually sort (via drag-and-drop) the items that show in the results chart.</text:span></text:p>
      <text:p text:style-name="P3"><text:span text:style-name="Strong_20_Emphasis"><text:span text:style-name="T2">Git:</text:span></text:span><text:span text:style-name="T3"><text:line-break/>Make a new branch called 'interactive', and sync it with GitHub. Post your branch URL to the assignment.</text:span></text:p>
      <text:p text:style-name="P3"><text:span text:style-name="Strong_20_Emphasis"><text:span text:style-name="T2">Feedback:</text:span></text:span><text:span text:style-name="T3"> 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8:30:09.723126690</meta:creation-date>
    <dc:date>2015-11-29T08:30:47.375001548</dc:date>
    <meta:editing-duration>PT38S</meta:editing-duration>
    <meta:editing-cycles>1</meta:editing-cycles>
    <meta:document-statistic meta:table-count="0" meta:image-count="0" meta:object-count="0" meta:page-count="1" meta:paragraph-count="7" meta:word-count="97" meta:character-count="547" meta:non-whitespace-character-count="458"/>
    <meta:generator>LibreOffice/5.0.2.2$Linux_X86_64 LibreOffice_project/00m0$Build-2</meta:generator>
  </office:meta>
</office:document-meta>
</file>